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Futura Bk BT" svg:font-family="'Futura Bk B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ld German" svg:font-family="'Old German'" style:font-pitch="variable"/>
    <style:font-face style:name="Prince Valiant" svg:font-family="'Prince Valiant'" style:font-pitch="variable"/>
    <style:font-face style:name="Ren &amp; Stimpy" svg:font-family="'Ren &amp; Stimpy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ight Sky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style:font-name="Prince Valiant" fo:font-size="60pt" style:font-size-asian="60pt" style:font-size-complex="60pt"/>
    </style:style>
    <style:style style:name="P6" style:family="paragraph">
      <loext:graphic-properties draw:fill="none" draw:fill-color="#ffffff"/>
      <style:paragraph-properties fo:text-align="center"/>
      <style:text-properties style:font-name="Prince Valiant" fo:font-size="60pt" style:font-size-asian="60pt" style:font-size-complex="60pt"/>
    </style:style>
    <style:style style:name="P7" style:family="paragraph">
      <style:paragraph-properties fo:text-align="center"/>
      <style:text-properties style:font-name="Old German"/>
    </style:style>
    <style:style style:name="P8" style:family="paragraph">
      <loext:graphic-properties draw:fill="none" draw:fill-color="#ffffff"/>
      <style:paragraph-properties fo:text-align="center"/>
      <style:text-properties style:font-name="Old German"/>
    </style:style>
    <style:style style:name="P9" style:family="paragraph">
      <style:paragraph-properties fo:text-align="center"/>
      <style:text-properties style:font-name="Ren &amp; Stimpy"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/>
      <style:text-properties style:font-name="Ren &amp; Stimpy" fo:font-size="48pt" style:font-size-asian="48pt" style:font-size-complex="48pt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Prince Valiant" fo:font-size="60pt" style:font-size-asian="60pt" style:font-size-complex="60pt"/>
    </style:style>
    <style:style style:name="T4" style:family="text">
      <style:text-properties style:font-name="Old German"/>
    </style:style>
    <style:style style:name="T5" style:family="text">
      <style:text-properties style:font-name="Ren &amp; Stimpy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727cm" svg:y="-4.301cm">
          <draw:text-box>
            <text:p text:style-name="P2"><text:span text:style-name="T1">pixels</text:span></text:p>
          </draw:text-box>
        </draw:frame>
        <draw:frame draw:style-name="gr3" draw:text-style-name="P4" draw:layer="layout" svg:width="4.433cm" svg:height="0.941cm" svg:x="10.03cm" svg:y="1.117cm">
          <draw:text-box>
            <text:p text:style-name="P2"><text:span text:style-name="T2">Box 2 of 2</text:span></text:p>
          </draw:text-box>
        </draw:frame>
        <draw:frame draw:style-name="gr4" draw:text-style-name="P6" draw:layer="layout" svg:width="13.259cm" svg:height="3.147cm" svg:x="1.904cm" svg:y="1.707cm">
          <draw:text-box>
            <text:p text:style-name="P5"><text:span text:style-name="T3">Projectors</text:span></text:p>
          </draw:text-box>
        </draw:frame>
        <draw:frame draw:style-name="gr5" draw:text-style-name="P8" draw:layer="layout" svg:width="11.612cm" svg:height="0.958cm" svg:x="3.099cm" svg:y="4.612cm">
          <draw:text-box>
            <text:p text:style-name="P7"><text:span text:style-name="T4">Gemmy, Laser, UFOs, …...</text:span></text:p>
          </draw:text-box>
        </draw:frame>
        <draw:frame draw:style-name="gr6" draw:text-style-name="P10" draw:layer="layout" svg:width="12.942cm" svg:height="2.192cm" svg:x="1.451cm" svg:y="6.048cm">
          <draw:text-box>
            <text:p text:style-name="P9"><text:span text:style-name="T5">Need Repai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Futura Bk BT" svg:font-family="'Futura Bk B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ld German" svg:font-family="'Old German'" style:font-pitch="variable"/>
    <style:font-face style:name="Prince Valiant" svg:font-family="'Prince Valiant'" style:font-pitch="variable"/>
    <style:font-face style:name="Ren &amp; Stimpy" svg:font-family="'Ren &amp; Stimpy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4T14:52:58.206810300</dc:date>
    <meta:editing-duration>PT57M9S</meta:editing-duration>
    <meta:editing-cycles>7</meta:editing-cycles>
    <meta:generator>LibreOffice/7.4.5.1$Linux_X86_64 LibreOffice_project/9c0871452b3918c1019dde9bfac75448afc4b57f</meta:generator>
    <meta:print-date>2023-03-14T14:48:44.835772544</meta:print-date>
    <meta:document-statistic meta:object-count="6"/>
  </office:meta>
</office:document-meta>
</file>